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2" style:family="table">
      <style:table-properties style:width="17.013cm" fo:margin-left="0cm" table:align="left"/>
    </style:style>
    <style:style style:name="Tabel2.A" style:family="table-column">
      <style:table-column-properties style:column-width="4.249cm"/>
    </style:style>
    <style:style style:name="Tabel2.B" style:family="table-column">
      <style:table-column-properties style:column-width="2.26cm"/>
    </style:style>
    <style:style style:name="Tabel2.C" style:family="table-column">
      <style:table-column-properties style:column-width="7.699cm"/>
    </style:style>
    <style:style style:name="Tabel2.D" style:family="table-column">
      <style:table-column-properties style:column-width="2.805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D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7.699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" style:family="table">
      <style:table-properties style:width="17.055cm" fo:margin-left="-0.042cm" table:align="left"/>
    </style:style>
    <style:style style:name="Tabel4.A" style:family="table-column">
      <style:table-column-properties style:column-width="4.313cm"/>
    </style:style>
    <style:style style:name="Tabel4.B" style:family="table-column">
      <style:table-column-properties style:column-width="2.249cm"/>
    </style:style>
    <style:style style:name="Tabel4.C" style:family="table-column">
      <style:table-column-properties style:column-width="7.699cm"/>
    </style:style>
    <style:style style:name="Tabel4.D" style:family="table-column">
      <style:table-column-properties style:column-width="2.794cm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D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none" fo:border-top="none" fo:border-bottom="0.05pt solid #000000"/>
    </style:style>
    <style:style style:name="Tabel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7.013cm" fo:margin-left="0cm" table:align="left"/>
    </style:style>
    <style:style style:name="Tabel3.A" style:family="table-column">
      <style:table-column-properties style:column-width="4.247cm"/>
    </style:style>
    <style:style style:name="Tabel3.B" style:family="table-column">
      <style:table-column-properties style:column-width="2.261cm"/>
    </style:style>
    <style:style style:name="Tabel3.C" style:family="table-column">
      <style:table-column-properties style:column-width="6.239cm"/>
    </style:style>
    <style:style style:name="Tabel3.D" style:family="table-column">
      <style:table-column-properties style:column-width="4.265cm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D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6.949cm" fo:margin-left="0.064cm" table:align="left"/>
    </style:style>
    <style:style style:name="Tabel1.A" style:family="table-column">
      <style:table-column-properties style:column-width="4.207cm"/>
    </style:style>
    <style:style style:name="Tabel1.B" style:family="table-column">
      <style:table-column-properties style:column-width="2.249cm"/>
    </style:style>
    <style:style style:name="Tabel1.C" style:family="table-column">
      <style:table-column-properties style:column-width="6.244cm"/>
    </style:style>
    <style:style style:name="Tabel1.D" style:family="table-column">
      <style:table-column-properties style:column-width="4.249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8f7ab" officeooo:paragraph-rsid="0008f7ab"/>
    </style:style>
    <style:style style:name="P2" style:family="paragraph" style:parent-style-name="Standard">
      <style:text-properties style:font-name="Arial" officeooo:rsid="000dbc41" officeooo:paragraph-rsid="0008f7ab"/>
    </style:style>
    <style:style style:name="P3" style:family="paragraph" style:parent-style-name="Standard">
      <style:text-properties style:font-name="Arial" officeooo:rsid="00110481" officeooo:paragraph-rsid="00110481"/>
    </style:style>
    <style:style style:name="P4" style:family="paragraph" style:parent-style-name="Standard">
      <style:text-properties style:font-name="Arial" fo:font-weight="bold" officeooo:rsid="00168c2c" officeooo:paragraph-rsid="00168c2c" style:font-weight-asian="bold" style:font-weight-complex="bold"/>
    </style:style>
    <style:style style:name="P5" style:family="paragraph" style:parent-style-name="Standard">
      <style:text-properties style:font-name="Arial" fo:font-weight="bold" officeooo:rsid="0008f7ab" officeooo:paragraph-rsid="0008f7ab" style:font-weight-asian="bold" style:font-weight-complex="bold"/>
    </style:style>
    <style:style style:name="P6" style:family="paragraph" style:parent-style-name="Standard">
      <style:text-properties style:font-name="Arial" fo:font-weight="bold" officeooo:rsid="0012dec3" officeooo:paragraph-rsid="0019f140" style:font-weight-asian="bold" style:font-weight-complex="bold"/>
    </style:style>
    <style:style style:name="P7" style:family="paragraph" style:parent-style-name="Standard">
      <style:text-properties style:font-name="Arial" fo:font-weight="bold" officeooo:rsid="00110481" officeooo:paragraph-rsid="00110481" style:font-weight-asian="bold" style:font-weight-complex="bold"/>
    </style:style>
    <style:style style:name="P8" style:family="paragraph" style:parent-style-name="Standard">
      <style:text-properties style:font-name="Arial" fo:font-weight="normal" officeooo:rsid="0017b6be" officeooo:paragraph-rsid="0017b6be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7d254" officeooo:paragraph-rsid="001980a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7d254" officeooo:paragraph-rsid="001b7e43" style:font-weight-asian="normal" style:font-weight-complex="normal"/>
    </style:style>
    <style:style style:name="P11" style:family="paragraph" style:parent-style-name="Standard">
      <style:text-properties style:font-name="Arial" officeooo:rsid="0017d254" officeooo:paragraph-rsid="0017d254"/>
    </style:style>
    <style:style style:name="P12" style:family="paragraph" style:parent-style-name="Standard">
      <style:text-properties style:font-name="Arial" officeooo:rsid="0017d254" officeooo:paragraph-rsid="0019f140"/>
    </style:style>
    <style:style style:name="P13" style:family="paragraph" style:parent-style-name="Standard">
      <style:text-properties style:font-name="Arial" officeooo:rsid="0019cdf5" officeooo:paragraph-rsid="0019cdf5"/>
    </style:style>
    <style:style style:name="P14" style:family="paragraph" style:parent-style-name="Standard">
      <style:text-properties style:font-name="Arial" officeooo:rsid="0012dec3" officeooo:paragraph-rsid="0019f140"/>
    </style:style>
    <style:style style:name="P15" style:family="paragraph" style:parent-style-name="Table_20_Contents"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08f7a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08f7ab" officeooo:paragraph-rsid="0019f140" style:font-weight-asian="bold" style:font-weight-complex="bold"/>
    </style:style>
    <style:style style:name="P18" style:family="paragraph" style:parent-style-name="Table_20_Contents">
      <style:text-properties style:font-name="Arial" officeooo:rsid="0008f7ab" officeooo:paragraph-rsid="0008f7ab"/>
    </style:style>
    <style:style style:name="P19" style:family="paragraph" style:parent-style-name="Table_20_Contents">
      <style:text-properties style:font-name="Arial" officeooo:rsid="0008f7ab" officeooo:paragraph-rsid="0009a55b"/>
    </style:style>
    <style:style style:name="P20" style:family="paragraph" style:parent-style-name="Table_20_Contents">
      <style:text-properties style:font-name="Arial" officeooo:rsid="0008f7ab" officeooo:paragraph-rsid="000acd3b"/>
    </style:style>
    <style:style style:name="P21" style:family="paragraph" style:parent-style-name="Table_20_Contents">
      <style:text-properties style:font-name="Arial" officeooo:rsid="0008f7ab" officeooo:paragraph-rsid="0019cdf5"/>
    </style:style>
    <style:style style:name="P22" style:family="paragraph" style:parent-style-name="Table_20_Contents">
      <style:text-properties style:font-name="Arial" officeooo:paragraph-rsid="0008f7ab"/>
    </style:style>
    <style:style style:name="P23" style:family="paragraph" style:parent-style-name="Table_20_Contents">
      <style:text-properties style:font-name="Arial" officeooo:rsid="000c7b3b" officeooo:paragraph-rsid="000c7b3b"/>
    </style:style>
    <style:style style:name="P24" style:family="paragraph" style:parent-style-name="Table_20_Contents">
      <style:text-properties style:font-name="Arial" officeooo:rsid="000fb4a8" officeooo:paragraph-rsid="000fb4a8"/>
    </style:style>
    <style:style style:name="P25" style:family="paragraph" style:parent-style-name="Table_20_Contents">
      <style:text-properties style:font-name="Arial" officeooo:rsid="000fb4a8" officeooo:paragraph-rsid="0018f97a"/>
    </style:style>
    <style:style style:name="P26" style:family="paragraph" style:parent-style-name="Table_20_Contents">
      <style:text-properties style:font-name="Arial" officeooo:rsid="00110481" officeooo:paragraph-rsid="00110481"/>
    </style:style>
    <style:style style:name="P27" style:family="paragraph" style:parent-style-name="Table_20_Contents">
      <style:text-properties style:font-name="Arial" officeooo:rsid="0012dec3" officeooo:paragraph-rsid="0019f140"/>
    </style:style>
    <style:style style:name="P28" style:family="paragraph" style:parent-style-name="Table_20_Contents">
      <style:text-properties style:font-name="Arial" officeooo:rsid="0017d254" officeooo:paragraph-rsid="0017d254"/>
    </style:style>
    <style:style style:name="P29" style:family="paragraph" style:parent-style-name="Table_20_Contents">
      <style:text-properties style:font-name="Arial" officeooo:paragraph-rsid="0017d254"/>
    </style:style>
    <style:style style:name="P30" style:family="paragraph" style:parent-style-name="Table_20_Contents">
      <style:text-properties style:font-name="Arial" officeooo:rsid="00181f19" officeooo:paragraph-rsid="00181f19"/>
    </style:style>
    <style:style style:name="P31" style:family="paragraph" style:parent-style-name="Table_20_Contents">
      <style:text-properties style:font-name="Arial" officeooo:paragraph-rsid="00181f19"/>
    </style:style>
    <style:style style:name="P32" style:family="paragraph" style:parent-style-name="Table_20_Contents">
      <style:text-properties style:font-name="Arial" officeooo:rsid="001861be" officeooo:paragraph-rsid="001861be"/>
    </style:style>
    <style:style style:name="P33" style:family="paragraph" style:parent-style-name="Table_20_Contents">
      <style:text-properties style:font-name="Arial" officeooo:rsid="0018f97a" officeooo:paragraph-rsid="0018f97a"/>
    </style:style>
    <style:style style:name="P34" style:family="paragraph" style:parent-style-name="Table_20_Contents">
      <style:text-properties style:font-name="Arial" officeooo:rsid="001980a0" officeooo:paragraph-rsid="001980a0"/>
    </style:style>
    <style:style style:name="P35" style:family="paragraph" style:parent-style-name="Table_20_Contents">
      <style:text-properties style:font-name="Arial" officeooo:paragraph-rsid="001980a0"/>
    </style:style>
    <style:style style:name="P36" style:family="paragraph" style:parent-style-name="Table_20_Contents">
      <style:text-properties style:font-name="Arial" officeooo:paragraph-rsid="0019f140"/>
    </style:style>
    <style:style style:name="P37" style:family="paragraph" style:parent-style-name="Table_20_Contents">
      <style:text-properties style:font-name="Arial" fo:background-color="transparent"/>
    </style:style>
    <style:style style:name="P38" style:family="paragraph" style:parent-style-name="Table_20_Contents">
      <style:text-properties style:font-name="Arial" officeooo:rsid="00110481" officeooo:paragraph-rsid="00110481" fo:background-color="transparent"/>
    </style:style>
    <style:style style:name="P39" style:family="paragraph" style:parent-style-name="Table_20_Contents">
      <style:text-properties style:font-name="Arial" fo:background-color="#ffffcc"/>
    </style:style>
    <style:style style:name="P40" style:family="paragraph" style:parent-style-name="Table_20_Contents">
      <style:text-properties style:font-name="Arial" officeooo:rsid="00110481" officeooo:paragraph-rsid="00110481" fo:background-color="#ffffcc"/>
    </style:style>
    <style:style style:name="P41" style:family="paragraph" style:parent-style-name="Table_20_Contents">
      <style:text-properties style:font-name="Arial" officeooo:rsid="001c520f" officeooo:paragraph-rsid="001c520f"/>
    </style:style>
    <style:style style:name="P42" style:family="paragraph" style:parent-style-name="Standard">
      <style:text-properties style:font-name="Arial" officeooo:rsid="0012dec3" officeooo:paragraph-rsid="0012dec3"/>
    </style:style>
    <style:style style:name="P43" style:family="paragraph" style:parent-style-name="Table_20_Contents">
      <style:text-properties style:font-name="Arial" officeooo:rsid="0017b6be"/>
    </style:style>
    <style:style style:name="P44" style:family="paragraph" style:parent-style-name="Table_20_Contents">
      <style:text-properties style:font-name="Arial" officeooo:rsid="0017d254"/>
    </style:style>
    <style:style style:name="P45" style:family="paragraph" style:parent-style-name="Table_20_Contents">
      <style:text-properties style:font-name="Arial" officeooo:rsid="0008f7ab" officeooo:paragraph-rsid="0008f7ab" fo:background-color="#ffff00"/>
    </style:style>
    <style:style style:name="P46" style:family="paragraph" style:parent-style-name="Table_20_Contents">
      <style:text-properties style:font-name="Arial" officeooo:rsid="001980a0" officeooo:paragraph-rsid="001980a0" fo:background-color="#ffff00"/>
    </style:style>
    <style:style style:name="P47" style:family="paragraph" style:parent-style-name="Table_20_Contents">
      <style:text-properties style:font-name="Arial" officeooo:rsid="001f2ee4" officeooo:paragraph-rsid="001f2ee4"/>
    </style:style>
    <style:style style:name="P48" style:family="paragraph" style:parent-style-name="Table_20_Contents">
      <style:text-properties style:font-name="Arial" officeooo:rsid="00110481" officeooo:paragraph-rsid="00110481" fo:background-color="#ffcc00"/>
    </style:style>
    <style:style style:name="P49" style:family="paragraph" style:parent-style-name="Text_20_body">
      <style:text-properties fo:font-weight="bold" officeooo:rsid="001f92a5" officeooo:paragraph-rsid="001f92a5" style:font-weight-asian="bold" style:font-weight-complex="bold"/>
    </style:style>
    <style:style style:name="P50" style:family="paragraph" style:parent-style-name="Text_20_body" style:list-style-name="L1">
      <style:text-properties fo:font-weight="bold" officeooo:rsid="001f92a5" officeooo:paragraph-rsid="001f92a5" style:font-weight-asian="bold" style:font-weight-complex="bold"/>
    </style:style>
    <style:style style:name="P51" style:family="paragraph" style:parent-style-name="Text_20_body" style:list-style-name="L1">
      <style:text-properties fo:font-weight="bold" officeooo:rsid="0020ba47" officeooo:paragraph-rsid="0020ba47" style:font-weight-asian="bold" style:font-weight-complex="bold"/>
    </style:style>
    <style:style style:name="P52" style:family="paragraph" style:parent-style-name="Text_20_body" style:list-style-name="L1">
      <style:text-properties fo:font-weight="normal" officeooo:rsid="001f92a5" officeooo:paragraph-rsid="001f92a5" style:font-weight-asian="normal" style:font-weight-complex="normal"/>
    </style:style>
    <style:style style:name="P53" style:family="paragraph" style:parent-style-name="Text_20_body" style:list-style-name="L1">
      <style:text-properties fo:font-weight="normal" officeooo:rsid="0020ba47" officeooo:paragraph-rsid="0020ba47" style:font-weight-asian="normal" style:font-weight-complex="normal"/>
    </style:style>
    <style:style style:name="P54" style:family="paragraph" style:parent-style-name="Text_20_body" style:list-style-name="L1">
      <style:text-properties fo:font-weight="normal" officeooo:rsid="00236832" officeooo:paragraph-rsid="00236832" style:font-weight-asian="normal" style:font-weight-complex="normal"/>
    </style:style>
    <style:style style:name="P55" style:family="paragraph" style:parent-style-name="Text_20_body" style:list-style-name="L1">
      <style:text-properties fo:font-size="12pt" fo:font-weight="normal" officeooo:rsid="001f92a5" officeooo:paragraph-rsid="001f92a5" style:font-weight-asian="normal" style:font-weight-complex="normal"/>
    </style:style>
    <style:style style:name="P56" style:family="paragraph" style:parent-style-name="Text_20_body" style:list-style-name="L1">
      <style:text-properties fo:font-size="12pt" fo:font-weight="normal" officeooo:rsid="0020ba47" officeooo:paragraph-rsid="0020ba47" style:font-weight-asian="normal" style:font-weight-complex="normal"/>
    </style:style>
    <style:style style:name="P57" style:family="paragraph" style:parent-style-name="Text_20_body" style:list-style-name="L1">
      <style:text-properties fo:font-size="12pt" fo:font-weight="normal" officeooo:rsid="002183f0" officeooo:paragraph-rsid="002183f0" style:font-weight-asian="normal" style:font-weight-complex="normal"/>
    </style:style>
    <style:style style:name="P58" style:family="paragraph" style:parent-style-name="Text_20_body" style:list-style-name="L1">
      <style:text-properties fo:font-size="12pt" fo:font-weight="normal" officeooo:rsid="00224322" officeooo:paragraph-rsid="00224322" style:font-weight-asian="normal" style:font-weight-complex="normal"/>
    </style:style>
    <style:style style:name="P59" style:family="paragraph" style:parent-style-name="Text_20_body" style:list-style-name="L1">
      <style:text-properties fo:font-size="12pt" fo:font-weight="bold" officeooo:rsid="001f92a5" officeooo:paragraph-rsid="001f92a5" style:font-weight-asian="bold" style:font-weight-complex="bold"/>
    </style:style>
    <style:style style:name="P60" style:family="paragraph" style:parent-style-name="Text_20_body" style:list-style-name="L1">
      <style:text-properties fo:font-size="12pt" fo:font-weight="bold" officeooo:rsid="002183f0" officeooo:paragraph-rsid="002183f0" style:font-weight-asian="bold" style:font-weight-complex="bold"/>
    </style:style>
    <style:style style:name="P61" style:family="paragraph" style:parent-style-name="Text_20_body" style:list-style-name="L1">
      <style:text-properties fo:font-size="12pt" fo:font-weight="bold" officeooo:rsid="00224322" officeooo:paragraph-rsid="00224322" style:font-weight-asian="bold" style:font-weight-complex="bold"/>
    </style:style>
    <style:style style:name="T1" style:family="text">
      <style:text-properties officeooo:rsid="000b4249"/>
    </style:style>
    <style:style style:name="T2" style:family="text">
      <style:text-properties officeooo:rsid="0012dec3"/>
    </style:style>
    <style:style style:name="T3" style:family="text">
      <style:text-properties officeooo:rsid="00147df0"/>
    </style:style>
    <style:style style:name="T4" style:family="text">
      <style:text-properties officeooo:rsid="0017b6be"/>
    </style:style>
    <style:style style:name="T5" style:family="text">
      <style:text-properties officeooo:rsid="0017d254"/>
    </style:style>
    <style:style style:name="T6" style:family="text">
      <style:text-properties officeooo:rsid="00181f19"/>
    </style:style>
    <style:style style:name="T7" style:family="text">
      <style:text-properties officeooo:rsid="001861be"/>
    </style:style>
    <style:style style:name="T8" style:family="text">
      <style:text-properties officeooo:rsid="0018f97a"/>
    </style:style>
    <style:style style:name="T9" style:family="text">
      <style:text-properties officeooo:rsid="001980a0"/>
    </style:style>
    <style:style style:name="T10" style:family="text">
      <style:text-properties officeooo:rsid="001b7e43"/>
    </style:style>
    <style:style style:name="T11" style:family="text">
      <style:text-properties officeooo:rsid="001c520f"/>
    </style:style>
    <style:style style:name="T12" style:family="text">
      <style:text-properties officeooo:rsid="0017d254"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81f19" fo:background-color="#ffff00" loext:char-shading-value="0"/>
    </style:style>
    <style:style style:name="T15" style:family="text">
      <style:text-properties officeooo:rsid="001980a0" fo:background-color="#ffff00" loext:char-shading-value="0"/>
    </style:style>
    <style:style style:name="T16" style:family="text">
      <style:text-properties officeooo:rsid="0020ba47"/>
    </style:style>
    <style:style style:name="T17" style:family="text">
      <style:text-properties fo:background-color="#ffcc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RI Schema for CONSERT Provisioning Agents Interactions</text:p>
      <text:p text:style-name="P4"/>
      <text:p text:style-name="P4">/api/&lt;version&gt;/&lt;agent_type&gt;/&lt;action&gt;/</text:p>
      <text:p text:style-name="P4"/>
      <text:p text:style-name="P8">e.g. /api/v1/sensing/tasking_command</text:p>
      <text:p text:style-name="P1"/>
      <text:p text:style-name="P5">CtxSensor</text:p>
      <text:p text:style-name="P11">URI path prefix: <text:span text:style-name="T4">/api</text:span>/<text:span text:style-name="T4">v1/sensing</text:span></text:p>
      <text:p text:style-name="P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P16">Interaction</text:p>
          </table:table-cell>
          <table:table-cell table:style-name="Tabel2.A1" office:value-type="string">
            <text:p text:style-name="P16">Method</text:p>
          </table:table-cell>
          <table:table-cell table:style-name="Tabel2.A1" office:value-type="string">
            <text:p text:style-name="P16">URI</text:p>
          </table:table-cell>
          <table:table-cell table:style-name="Tabel2.D1" office:value-type="string">
            <text:p text:style-name="P16">Initiator</text:p>
          </table:table-cell>
        </table:table-row>
        <table:table-row>
          <table:table-cell table:style-name="Tabel2.A2" office:value-type="string">
            <text:p text:style-name="P45">Tasking <text:span text:style-name="T5">C</text:span>ommand</text:p>
          </table:table-cell>
          <table:table-cell table:style-name="Tabel2.A2" office:value-type="string">
            <text:p text:style-name="P18">PUT</text:p>
          </table:table-cell>
          <table:table-cell table:style-name="Tabel2.A2" office:value-type="string">
            <text:p text:style-name="P43">/tasking_command/</text:p>
          </table:table-cell>
          <table:table-cell table:style-name="Tabel2.D2" office:value-type="string">
            <text:p text:style-name="P18">CtxCoord</text:p>
          </table:table-cell>
        </table:table-row>
      </table:table>
      <text:p text:style-name="P1"/>
      <text:p text:style-name="P6">CtxUser</text:p>
      <text:p text:style-name="P12">URI path prefix: <text:span text:style-name="T4">/api</text:span>/<text:span text:style-name="T4">v1/usage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Interaction</text:p>
          </table:table-cell>
          <table:table-cell table:style-name="Table1.A1" office:value-type="string">
            <text:p text:style-name="P17">Method</text:p>
          </table:table-cell>
          <table:table-cell table:style-name="Table1.A1" office:value-type="string">
            <text:p text:style-name="P17">URI</text:p>
          </table:table-cell>
          <table:table-cell table:style-name="Table1.D1" office:value-type="string">
            <text:p text:style-name="P17">Initiator</text:p>
          </table:table-cell>
        </table:table-row>
        <table:table-row>
          <table:table-cell table:style-name="Table1.A2" office:value-type="string">
            <text:p text:style-name="P27">Tasking command</text:p>
          </table:table-cell>
          <table:table-cell table:style-name="Table1.A2" office:value-type="string">
            <text:p text:style-name="P27">PUT</text:p>
          </table:table-cell>
          <table:table-cell table:style-name="Table1.A2" office:value-type="string">
            <text:p text:style-name="P36">/<text:span text:style-name="T2">tasking_command/</text:span></text:p>
          </table:table-cell>
          <table:table-cell table:style-name="Table1.D2" office:value-type="string">
            <text:p text:style-name="P27">CtxCoord</text:p>
          </table:table-cell>
        </table:table-row>
      </table:table>
      <text:p text:style-name="P14"/>
      <text:p text:style-name="P14"/>
      <text:p text:style-name="P5">CtxCoord</text:p>
      <text:p text:style-name="P11">URI path prefix: <text:span text:style-name="T4">/api</text:span>/<text:span text:style-name="T4">v1/</text:span>coordination</text:p>
      <text:p text:style-name="P1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16">Interaction</text:p>
          </table:table-cell>
          <table:table-cell table:style-name="Tabel4.A1" office:value-type="string">
            <text:p text:style-name="P16">Method</text:p>
          </table:table-cell>
          <table:table-cell table:style-name="Tabel4.A1" office:value-type="string">
            <text:p text:style-name="P16">URI</text:p>
          </table:table-cell>
          <table:table-cell table:style-name="Tabel4.D1" office:value-type="string">
            <text:p text:style-name="P16">Initiator</text:p>
          </table:table-cell>
        </table:table-row>
        <table:table-row>
          <table:table-cell table:style-name="Tabel4.A2" office:value-type="string">
            <text:p text:style-name="P18">Publish<text:span text:style-name="T5"> </text:span><text:span text:style-name="T12">A</text:span><text:span text:style-name="T13">ssertion </text:span><text:span text:style-name="T12">Capability</text:span></text:p>
          </table:table-cell>
          <table:table-cell table:style-name="Tabel4.A2" office:value-type="string">
            <text:p text:style-name="P18">POST</text:p>
          </table:table-cell>
          <table:table-cell table:style-name="Tabel4.A2" office:value-type="string">
            <text:p text:style-name="P44">/context_assertions/</text:p>
          </table:table-cell>
          <table:table-cell table:style-name="Tabel4.D2" office:value-type="string">
            <text:p text:style-name="P18">CtxSensor, CtxUser</text:p>
          </table:table-cell>
        </table:table-row>
        <table:table-row>
          <table:table-cell table:style-name="Tabel4.A2" office:value-type="string">
            <text:p text:style-name="P28">List Assertion Capabilities</text:p>
          </table:table-cell>
          <table:table-cell table:style-name="Tabel4.A2" office:value-type="string">
            <text:p text:style-name="P28">GET</text:p>
          </table:table-cell>
          <table:table-cell table:style-name="Tabel4.A2" office:value-type="string">
            <text:p text:style-name="P15">/<text:span text:style-name="T5">context_assertions/?agentIdentifier=</text:span></text:p>
          </table:table-cell>
          <table:table-cell table:style-name="Tabel4.D2" office:value-type="string">
            <text:p text:style-name="P28">-</text:p>
          </table:table-cell>
        </table:table-row>
        <table:table-row>
          <table:table-cell table:style-name="Tabel4.A2" office:value-type="string">
            <text:p text:style-name="P28">List Assertion Capabilit<text:span text:style-name="T11">y</text:span></text:p>
          </table:table-cell>
          <table:table-cell table:style-name="Tabel4.A2" office:value-type="string">
            <text:p text:style-name="P28">GET</text:p>
          </table:table-cell>
          <table:table-cell table:style-name="Tabel4.A2" office:value-type="string">
            <text:p text:style-name="P15">/<text:span text:style-name="T5">context_assertions/:id/</text:span></text:p>
          </table:table-cell>
          <table:table-cell table:style-name="Tabel4.D2" office:value-type="string">
            <text:p text:style-name="P41">-</text:p>
          </table:table-cell>
        </table:table-row>
        <table:table-row>
          <table:table-cell table:style-name="Tabel4.A2" office:value-type="string">
            <text:p text:style-name="P28">Update Assertion Capability</text:p>
          </table:table-cell>
          <table:table-cell table:style-name="Tabel4.A2" office:value-type="string">
            <text:p text:style-name="P28">PUT</text:p>
          </table:table-cell>
          <table:table-cell table:style-name="Tabel4.A2" office:value-type="string">
            <text:p text:style-name="P29">/<text:span text:style-name="T5">context_assertions/:id/</text:span></text:p>
          </table:table-cell>
          <table:table-cell table:style-name="Tabel4.D2" office:value-type="string">
            <text:p text:style-name="P28">CtxSensor, CtxUser</text:p>
          </table:table-cell>
        </table:table-row>
        <table:table-row>
          <table:table-cell table:style-name="Tabel4.A2" office:value-type="string">
            <text:p text:style-name="P28">Delete Assertion Capability</text:p>
          </table:table-cell>
          <table:table-cell table:style-name="Tabel4.A2" office:value-type="string">
            <text:p text:style-name="P28">DELETE</text:p>
          </table:table-cell>
          <table:table-cell table:style-name="Tabel4.A2" office:value-type="string">
            <text:p text:style-name="P29">/<text:span text:style-name="T5">context_assertions/:id/</text:span></text:p>
          </table:table-cell>
          <table:table-cell table:style-name="Tabel4.D2" office:value-type="string">
            <text:p text:style-name="P28">CtxSensor,</text:p>
            <text:p text:style-name="P28">CtxUser</text:p>
          </table:table-cell>
        </table:table-row>
        <table:table-row>
          <table:table-cell table:style-name="Tabel4.A2" office:value-type="string">
            <text:p text:style-name="P30"/>
          </table:table-cell>
          <table:table-cell table:style-name="Tabel4.A2" office:value-type="string">
            <text:p text:style-name="P30"/>
          </table:table-cell>
          <table:table-cell table:style-name="Tabel4.A2" office:value-type="string">
            <text:p text:style-name="P15"/>
          </table:table-cell>
          <table:table-cell table:style-name="Tabel4.D2" office:value-type="string">
            <text:p text:style-name="P18"/>
          </table:table-cell>
        </table:table-row>
        <table:table-row>
          <table:table-cell table:style-name="Tabel4.A2" office:value-type="string">
            <text:p text:style-name="P30">Subscribe for Assertion Capability</text:p>
          </table:table-cell>
          <table:table-cell table:style-name="Tabel4.A2" office:value-type="string">
            <text:p text:style-name="P30">POST</text:p>
          </table:table-cell>
          <table:table-cell table:style-name="Tabel4.A2" office:value-type="string">
            <text:p text:style-name="P15">/<text:span text:style-name="T6">assertion_capability_subscriptions/</text:span></text:p>
          </table:table-cell>
          <table:table-cell table:style-name="Tabel4.D2" office:value-type="string">
            <text:p text:style-name="P30">CtxQueryHandler, CtxUser</text:p>
          </table:table-cell>
        </table:table-row>
        <table:table-row>
          <table:table-cell table:style-name="Tabel4.A2" office:value-type="string">
            <text:p text:style-name="P30">Inspect Assertion Capability Subscription</text:p>
          </table:table-cell>
          <table:table-cell table:style-name="Tabel4.A2" office:value-type="string">
            <text:p text:style-name="P30">GET</text:p>
          </table:table-cell>
          <table:table-cell table:style-name="Tabel4.A2" office:value-type="string">
            <text:p text:style-name="P31">/<text:span text:style-name="T6">assertion_capability_subscriptions/:id/</text:span></text:p>
          </table:table-cell>
          <table:table-cell table:style-name="Tabel4.D2" office:value-type="string">
            <text:p text:style-name="P30">CtxQueryHandler, CtxUser</text:p>
          </table:table-cell>
        </table:table-row>
        <table:table-row>
          <table:table-cell table:style-name="Tabel4.A2" office:value-type="string">
            <text:p text:style-name="P30">Update <text:span text:style-name="T13">Assertion Capability Subscription</text:span></text:p>
          </table:table-cell>
          <table:table-cell table:style-name="Tabel4.A2" office:value-type="string">
            <text:p text:style-name="P30">PUT</text:p>
          </table:table-cell>
          <table:table-cell table:style-name="Tabel4.A2" office:value-type="string">
            <text:p text:style-name="P31">/<text:span text:style-name="T6">assertion_capability_subscriptions/:id/</text:span></text:p>
          </table:table-cell>
          <table:table-cell table:style-name="Tabel4.D2" office:value-type="string">
            <text:p text:style-name="P30">CtxQueryHandler, CtxUser</text:p>
          </table:table-cell>
        </table:table-row>
        <table:table-row>
          <table:table-cell table:style-name="Tabel4.A2" office:value-type="string">
            <text:p text:style-name="P30">Unsubscribe for Assertion Capability</text:p>
          </table:table-cell>
          <table:table-cell table:style-name="Tabel4.A2" office:value-type="string">
            <text:p text:style-name="P30">DELETE</text:p>
          </table:table-cell>
          <table:table-cell table:style-name="Tabel4.A2" office:value-type="string">
            <text:p text:style-name="P31">/<text:span text:style-name="T6">assertion_capability_subscriptions/:id/</text:span></text:p>
          </table:table-cell>
          <table:table-cell table:style-name="Tabel4.D2" office:value-type="string">
            <text:p text:style-name="P30">CtxQueryHandler, CtxUser</text:p>
          </table:table-cell>
        </table:table-row>
        <table:table-row>
          <table:table-cell table:style-name="Tabel4.A2" office:value-type="string">
            <text:p text:style-name="P18"/>
          </table:table-cell>
          <table:table-cell table:style-name="Tabel4.A2" office:value-type="string">
            <text:p text:style-name="P18"/>
          </table:table-cell>
          <table:table-cell table:style-name="Tabel4.A2" office:value-type="string">
            <text:p text:style-name="P15"/>
          </table:table-cell>
          <table:table-cell table:style-name="Tabel4.D2" office:value-type="string">
            <text:p text:style-name="P18"/>
          </table:table-cell>
        </table:table-row>
        <text:soft-page-break/>
        <table:table-row>
          <table:table-cell table:style-name="Tabel4.A2" office:value-type="string">
            <text:p text:style-name="P18"/>
          </table:table-cell>
          <table:table-cell table:style-name="Tabel4.A2" office:value-type="string">
            <text:p text:style-name="P18"/>
          </table:table-cell>
          <table:table-cell table:style-name="Tabel4.A2" office:value-type="string">
            <text:p text:style-name="P15"/>
          </table:table-cell>
          <table:table-cell table:style-name="Tabel4.D2" office:value-type="string">
            <text:p text:style-name="P18"/>
          </table:table-cell>
        </table:table-row>
        <table:table-row>
          <table:table-cell table:style-name="Tabel4.A2" office:value-type="string">
            <text:p text:style-name="P18"/>
          </table:table-cell>
          <table:table-cell table:style-name="Tabel4.A2" office:value-type="string">
            <text:p text:style-name="P18"/>
          </table:table-cell>
          <table:table-cell table:style-name="Tabel4.A2" office:value-type="string">
            <text:p text:style-name="P15"/>
          </table:table-cell>
          <table:table-cell table:style-name="Tabel4.D2" office:value-type="string">
            <text:p text:style-name="P18"/>
          </table:table-cell>
        </table:table-row>
        <table:table-row>
          <table:table-cell table:style-name="Tabel4.A2" office:value-type="string">
            <text:p text:style-name="P18"><text:span text:style-name="T6">Create </text:span><text:span text:style-name="T14">Context</text:span><text:span text:style-name="T13">Assertion </text:span><text:span text:style-name="T14">instance</text:span></text:p>
          </table:table-cell>
          <table:table-cell table:style-name="Tabel4.A2" office:value-type="string">
            <text:p text:style-name="P30">POST</text:p>
          </table:table-cell>
          <table:table-cell table:style-name="Tabel4.A2" office:value-type="string">
            <text:p text:style-name="P15">/<text:span text:style-name="T6">insert_context_assertion/</text:span></text:p>
          </table:table-cell>
          <table:table-cell table:style-name="Tabel4.D2" office:value-type="string">
            <text:p text:style-name="P20">CtxSensor, CtxUser</text:p>
          </table:table-cell>
        </table:table-row>
        <table:table-row>
          <table:table-cell table:style-name="Tabel4.A2" office:value-type="string">
            <text:p text:style-name="P25">Static context <text:span text:style-name="T8">insertion</text:span></text:p>
          </table:table-cell>
          <table:table-cell table:style-name="Tabel4.A2" office:value-type="string">
            <text:p text:style-name="P33">POST</text:p>
          </table:table-cell>
          <table:table-cell table:style-name="Tabel4.A2" office:value-type="string">
            <text:p text:style-name="P15">/<text:span text:style-name="T8">insert_entity_descriptions/</text:span></text:p>
          </table:table-cell>
          <table:table-cell table:style-name="Tabel4.D2" office:value-type="string">
            <text:p text:style-name="P33">CtxUser</text:p>
          </table:table-cell>
        </table:table-row>
        <table:table-row>
          <table:table-cell table:style-name="Tabel4.A2" office:value-type="string">
            <text:p text:style-name="P33">Static context update</text:p>
          </table:table-cell>
          <table:table-cell table:style-name="Tabel4.A2" office:value-type="string">
            <text:p text:style-name="P33">POST</text:p>
          </table:table-cell>
          <table:table-cell table:style-name="Tabel4.A2" office:value-type="string">
            <text:p text:style-name="P15">/<text:span text:style-name="T8">update_entity_descriptions/</text:span></text:p>
          </table:table-cell>
          <table:table-cell table:style-name="Tabel4.D2" office:value-type="string">
            <text:p text:style-name="P33">CtxUser</text:p>
          </table:table-cell>
        </table:table-row>
        <table:table-row>
          <table:table-cell table:style-name="Tabel4.A2" office:value-type="string">
            <text:p text:style-name="P18"/>
          </table:table-cell>
          <table:table-cell table:style-name="Tabel4.A2" office:value-type="string">
            <text:p text:style-name="P30"/>
          </table:table-cell>
          <table:table-cell table:style-name="Tabel4.A2" office:value-type="string">
            <text:p text:style-name="P15"/>
          </table:table-cell>
          <table:table-cell table:style-name="Tabel4.D2" office:value-type="string">
            <text:p text:style-name="P20"/>
          </table:table-cell>
        </table:table-row>
        <table:table-row>
          <table:table-cell table:style-name="Tabel4.A2" office:value-type="string">
            <text:p text:style-name="P18">Activate <text:span text:style-name="T7">ContextA</text:span>ssertion</text:p>
            <text:p text:style-name="P47">Capability</text:p>
          </table:table-cell>
          <table:table-cell table:style-name="Tabel4.A2" office:value-type="string">
            <text:p text:style-name="P32">POST</text:p>
          </table:table-cell>
          <table:table-cell table:style-name="Tabel4.A2" office:value-type="string">
            <text:p text:style-name="P15">/<text:span text:style-name="T7">activate_context_assertion/</text:span></text:p>
          </table:table-cell>
          <table:table-cell table:style-name="Tabel4.D2" office:value-type="string">
            <text:p text:style-name="P18">CtxQueryHandler</text:p>
          </table:table-cell>
        </table:table-row>
        <table:table-row>
          <table:table-cell table:style-name="Tabel4.A2" office:value-type="string">
            <text:p text:style-name="P18">Register <text:span text:style-name="T17">query handler</text:span></text:p>
          </table:table-cell>
          <table:table-cell table:style-name="Tabel4.A2" office:value-type="string">
            <text:p text:style-name="P18">POST</text:p>
          </table:table-cell>
          <table:table-cell table:style-name="Tabel4.A2" office:value-type="string">
            <text:p text:style-name="P15">/<text:span text:style-name="T7">register_query_handler/</text:span></text:p>
          </table:table-cell>
          <table:table-cell table:style-name="Tabel4.D2" office:value-type="string">
            <text:p text:style-name="P18">CtxQueryHandler</text:p>
          </table:table-cell>
        </table:table-row>
        <table:table-row>
          <table:table-cell table:style-name="Tabel4.A2" office:value-type="string">
            <text:p text:style-name="P34">Unregister query handler</text:p>
          </table:table-cell>
          <table:table-cell table:style-name="Tabel4.A2" office:value-type="string">
            <text:p text:style-name="P34">POST</text:p>
          </table:table-cell>
          <table:table-cell table:style-name="Tabel4.A2" office:value-type="string">
            <text:p text:style-name="P35">/<text:span text:style-name="T9">unregister_query_handler/</text:span></text:p>
          </table:table-cell>
          <table:table-cell table:style-name="Tabel4.D2" office:value-type="string">
            <text:p text:style-name="P34">CtxQueryHandler</text:p>
          </table:table-cell>
        </table:table-row>
        <table:table-row>
          <table:table-cell table:style-name="Tabel4.A2" office:value-type="string">
            <text:p text:style-name="P24"/>
          </table:table-cell>
          <table:table-cell table:style-name="Tabel4.A2" office:value-type="string">
            <text:p text:style-name="P24"/>
          </table:table-cell>
          <table:table-cell table:style-name="Tabel4.A2" office:value-type="string">
            <text:p text:style-name="P22"/>
          </table:table-cell>
          <table:table-cell table:style-name="Tabel4.D2" office:value-type="string">
            <text:p text:style-name="P24"/>
          </table:table-cell>
        </table:table-row>
      </table:table>
      <text:p text:style-name="P1"/>
      <text:p text:style-name="P1"/>
      <text:p text:style-name="P5">CtxQueryHandler</text:p>
      <text:p text:style-name="P9">URI path prefix: <text:span text:style-name="T4">/api</text:span>/<text:span text:style-name="T4">v1/dissemination</text:span></text:p>
      <text:p text:style-name="P1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16">Interaction</text:p>
          </table:table-cell>
          <table:table-cell table:style-name="Tabel3.A1" office:value-type="string">
            <text:p text:style-name="P16">Method</text:p>
          </table:table-cell>
          <table:table-cell table:style-name="Tabel3.A1" office:value-type="string">
            <text:p text:style-name="P16">URI</text:p>
          </table:table-cell>
          <table:table-cell table:style-name="Tabel3.D1" office:value-type="string">
            <text:p text:style-name="P16">Initiator</text:p>
          </table:table-cell>
        </table:table-row>
        <table:table-row>
          <table:table-cell table:style-name="Tabel3.A2" office:value-type="string">
            <text:p text:style-name="P19">Register <text:span text:style-name="T17">query user</text:span></text:p>
          </table:table-cell>
          <table:table-cell table:style-name="Tabel3.A2" office:value-type="string">
            <text:p text:style-name="P18">POST</text:p>
          </table:table-cell>
          <table:table-cell table:style-name="Tabel3.A2" office:value-type="string">
            <text:p text:style-name="P22">/<text:span text:style-name="T9">regiser_query_user/</text:span></text:p>
          </table:table-cell>
          <table:table-cell table:style-name="Tabel3.D2" office:value-type="string">
            <text:p text:style-name="P21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46">Query Context</text:p>
          </table:table-cell>
          <table:table-cell table:style-name="Tabel3.A2" office:value-type="string">
            <text:p text:style-name="P34">GET</text:p>
          </table:table-cell>
          <table:table-cell table:style-name="Tabel3.A2" office:value-type="string">
            <text:p text:style-name="P22">/<text:span text:style-name="T9">context_query/</text:span></text:p>
          </table:table-cell>
          <table:table-cell table:style-name="Tabel3.D2" office:value-type="string">
            <text:p text:style-name="P21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34">Subscribe for Context</text:p>
          </table:table-cell>
          <table:table-cell table:style-name="Tabel3.A2" office:value-type="string">
            <text:p text:style-name="P23">POST</text:p>
          </table:table-cell>
          <table:table-cell table:style-name="Tabel3.A2" office:value-type="string">
            <text:p text:style-name="P22">/<text:span text:style-name="T9">context_subscriptions/</text:span></text:p>
          </table:table-cell>
          <table:table-cell table:style-name="Tabel3.D2" office:value-type="string">
            <text:p text:style-name="P21">CtxUser / <text:span text:style-name="T1">CtxQueryHandler</text:span></text:p>
          </table:table-cell>
        </table:table-row>
        <table:table-row>
          <table:table-cell table:style-name="Tabel3.A2" office:value-type="string">
            <text:p text:style-name="P30">Inspect <text:span text:style-name="T15">Context </text:span><text:span text:style-name="T13">Subscription</text:span></text:p>
          </table:table-cell>
          <table:table-cell table:style-name="Tabel3.A2" office:value-type="string">
            <text:p text:style-name="P30">GET</text:p>
          </table:table-cell>
          <table:table-cell table:style-name="Tabel3.A2" office:value-type="string">
            <text:p text:style-name="P31">/<text:span text:style-name="T9">context_subscriptions/:id/</text:span></text:p>
          </table:table-cell>
          <table:table-cell table:style-name="Tabel3.D2" office:value-type="string">
            <text:p text:style-name="P30">CtxQueryHandler, CtxUser</text:p>
          </table:table-cell>
        </table:table-row>
        <table:table-row>
          <table:table-cell table:style-name="Tabel3.A2" office:value-type="string">
            <text:p text:style-name="P30">Update <text:span text:style-name="T9">Context </text:span>Subscription</text:p>
          </table:table-cell>
          <table:table-cell table:style-name="Tabel3.A2" office:value-type="string">
            <text:p text:style-name="P30">PUT</text:p>
          </table:table-cell>
          <table:table-cell table:style-name="Tabel3.A2" office:value-type="string">
            <text:p text:style-name="P31">/<text:span text:style-name="T9">context_subscriptions/:id/</text:span></text:p>
          </table:table-cell>
          <table:table-cell table:style-name="Tabel3.D2" office:value-type="string">
            <text:p text:style-name="P30">CtxQueryHandler, CtxUser</text:p>
          </table:table-cell>
        </table:table-row>
        <table:table-row>
          <table:table-cell table:style-name="Tabel3.A2" office:value-type="string">
            <text:p text:style-name="P30">Unsubscribe <text:span text:style-name="T9">for Context </text:span></text:p>
          </table:table-cell>
          <table:table-cell table:style-name="Tabel3.A2" office:value-type="string">
            <text:p text:style-name="P30">DELETE</text:p>
          </table:table-cell>
          <table:table-cell table:style-name="Tabel3.A2" office:value-type="string">
            <text:p text:style-name="P35">/<text:span text:style-name="T9">context_subscriptions/:id/</text:span></text:p>
          </table:table-cell>
          <table:table-cell table:style-name="Tabel3.D2" office:value-type="string">
            <text:p text:style-name="P30">CtxQueryHandler, CtxUser</text:p>
          </table:table-cell>
        </table:table-row>
      </table:table>
      <text:p text:style-name="P2"/>
      <text:p text:style-name="P13">- in case of long lasting queries (i.e. those that involve a ContextAssertion activation) and of context subscriptions a resource managing the query/susbcription will be created</text:p>
      <text:p text:style-name="P13">- the resource will hold the answer to the query / latest update to the subscription</text:p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>OrgMgr</text:p>
      <text:p text:style-name="P10">URI path prefix: <text:span text:style-name="T4">/api</text:span>/<text:span text:style-name="T4">v1/management</text:span></text:p>
      <text:p text:style-name="P3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office:value-type="string">
            <text:p text:style-name="P16">Interaction</text:p>
          </table:table-cell>
          <table:table-cell table:style-name="Tabel1.A1" office:value-type="string">
            <text:p text:style-name="P16">Method</text:p>
          </table:table-cell>
          <table:table-cell table:style-name="Tabel1.A1" office:value-type="string">
            <text:p text:style-name="P16">URI</text:p>
          </table:table-cell>
          <table:table-cell table:style-name="Tabel1.D1" office:value-type="string">
            <text:p text:style-name="P16">Initiator</text:p>
          </table:table-cell>
        </table:table-row>
        <table:table-row>
          <table:table-cell table:style-name="Tabel1.A2" office:value-type="string">
            <text:p text:style-name="P48">Register agent</text:p>
          </table:table-cell>
          <table:table-cell table:style-name="Tabel1.A2" office:value-type="string">
            <text:p text:style-name="P26">POST</text:p>
          </table:table-cell>
          <table:table-cell table:style-name="Tabel1.A2" office:value-type="string">
            <text:p text:style-name="P15">/<text:span text:style-name="T10">context_agents/</text:span></text:p>
          </table:table-cell>
          <table:table-cell table:style-name="Tabel1.D2" office:value-type="string">
            <text:p text:style-name="P26">CtxUser, CtxQueryHandler, <text:span text:style-name="T2">CtxCoord, CtxSensor</text:span></text:p>
          </table:table-cell>
        </table:table-row>
        <table:table-row>
          <table:table-cell table:style-name="Tabel1.A2" office:value-type="string">
            <text:p text:style-name="P48">Find coordinator</text:p>
          </table:table-cell>
          <table:table-cell table:style-name="Tabel1.A2" office:value-type="string">
            <text:p text:style-name="P26">GET</text:p>
          </table:table-cell>
          <table:table-cell table:style-name="Tabel1.A2" office:value-type="string">
            <text:p text:style-name="P15">/<text:span text:style-name="T10">find_coordinator/</text:span></text:p>
          </table:table-cell>
          <table:table-cell table:style-name="Tabel1.D2" office:value-type="string">
            <text:p text:style-name="P26">CtxUser, CtxQueryHandler, <text:span text:style-name="T3">CtxSensor</text:span></text:p>
          </table:table-cell>
        </table:table-row>
        <table:table-row>
          <table:table-cell table:style-name="Tabel1.A2" office:value-type="string">
            <text:p text:style-name="P48">Find query handler</text:p>
          </table:table-cell>
          <table:table-cell table:style-name="Tabel1.A2" office:value-type="string">
            <text:p text:style-name="P38">GET</text:p>
          </table:table-cell>
          <table:table-cell table:style-name="Tabel1.A2" office:value-type="string">
            <text:p text:style-name="P37">/<text:span text:style-name="T10">find_query_handler/</text:span></text:p>
          </table:table-cell>
          <table:table-cell table:style-name="Tabel1.D2" office:value-type="string">
            <text:p text:style-name="P38">CtxUser</text:p>
          </table:table-cell>
        </table:table-row>
        <table:table-row>
          <table:table-cell table:style-name="Tabel1.A2" office:value-type="string">
            <text:p text:style-name="P40">Find context domain</text:p>
          </table:table-cell>
          <table:table-cell table:style-name="Tabel1.A2" office:value-type="string">
            <text:p text:style-name="P40">GET</text:p>
          </table:table-cell>
          <table:table-cell table:style-name="Tabel1.A2" office:value-type="string">
            <text:p text:style-name="P39">/<text:span text:style-name="T10">find_context_domain/</text:span></text:p>
          </table:table-cell>
          <table:table-cell table:style-name="Tabel1.D2" office:value-type="string">
            <text:p text:style-name="P40">CtxUser</text:p>
          </table:table-cell>
        </table:table-row>
        <table:table-row>
          <table:table-cell table:style-name="Tabel1.A2" office:value-type="string">
            <text:p text:style-name="P40">Get query base</text:p>
          </table:table-cell>
          <table:table-cell table:style-name="Tabel1.A2" office:value-type="string">
            <text:p text:style-name="P40">GET</text:p>
          </table:table-cell>
          <table:table-cell table:style-name="Tabel1.A2" office:value-type="string">
            <text:p text:style-name="P39">/<text:span text:style-name="T10">get_query_base/</text:span></text:p>
          </table:table-cell>
          <table:table-cell table:style-name="Tabel1.D2" office:value-type="string">
            <text:p text:style-name="P40">CtxQueryHandler</text:p>
          </table:table-cell>
        </table:table-row>
      </table:table>
      <text:p text:style-name="P42"/>
      <text:p text:style-name="Horizontal_20_Line"/>
      <text:p text:style-name="P49">CONSERT Protocol Elements</text:p>
      <text:list xml:id="list6005087428265143553" text:style-name="L1">
        <text:list-item>
          <text:p text:style-name="P50">protocol:AssertionCapability</text:p>
          <text:list>
            <text:list-item>
              <text:p text:style-name="P52">Properties:</text:p>
              <text:list>
                <text:list-item>
                  <text:p text:style-name="P52">hasContent --&gt; rdfs:Resource (functional, 1 instance)</text:p>
                </text:list-item>
                <text:list-item>
                  <text:p text:style-name="P52">hasAnnotation --&gt; ann:Annotation (ConsertAnnotation)</text:p>
                </text:list-item>
                <text:list-item>
                  <text:p text:style-name="P52">hasProvider --&gt; <text:span text:style-name="T16">protocol</text:span>:Agent<text:span text:style-name="T16">Spec</text:span></text:p>
                </text:list-item>
              </text:list>
            </text:list-item>
          </text:list>
        </text:list-item>
        <text:list-item>
          <text:p text:style-name="P50"><text:span text:style-name="T16">protocol</text:span>:Agent<text:span text:style-name="T16">Spec</text:span></text:p>
          <text:list>
            <text:list-item>
              <text:p text:style-name="P52">Properties:</text:p>
              <text:list>
                <text:list-item>
                  <text:p text:style-name="P52">has<text:span text:style-name="T16">Address</text:span> --&gt; <text:span text:style-name="T16">protocol:AgentAddress</text:span></text:p>
                </text:list-item>
                <text:list-item>
                  <text:p text:style-name="P54">hasIdentifier --&gt; String</text:p>
                </text:list-item>
              </text:list>
            </text:list-item>
          </text:list>
        </text:list-item>
        <text:list-item>
          <text:p text:style-name="P51">protocol:AgentAddress</text:p>
          <text:list>
            <text:list-item>
              <text:p text:style-name="P53">Properties:</text:p>
              <text:list>
                <text:list-item>
                  <text:p text:style-name="P53">ipAddress --&gt; String</text:p>
                </text:list-item>
                <text:list-item>
                  <text:p text:style-name="P53">port --&gt; Integer</text:p>
                </text:list-item>
              </text:list>
            </text:list-item>
          </text:list>
          <text:p text:style-name="P55"/>
        </text:list-item>
        <text:list-item>
          <text:p text:style-name="P59"><text:span text:style-name="T16">protocol:</text:span>AssertionCapabilitySubscription</text:p>
          <text:list>
            <text:list-item>
              <text:p text:style-name="P56">Properties:</text:p>
              <text:list>
                <text:list-item>
                  <text:p text:style-name="P56">hasCapabilityQuery --&gt; String</text:p>
                </text:list-item>
                <text:list-item>
                  <text:p text:style-name="P56">hasSubscriber --&gt; protocol:AgentSpec</text:p>
                </text:list-item>
              </text:list>
            </text:list-item>
          </text:list>
          <text:p text:style-name="P57"/>
        </text:list-item>
        <text:list-item>
          <text:p text:style-name="P60">core:ContextAssertion</text:p>
          <text:list>
            <text:list-item>
              <text:p text:style-name="P57"><text:soft-page-break/>example payload from Smart ad-hoc meeting scenario</text:p>
            </text:list-item>
            <text:list-item>
              <text:p text:style-name="P57">two RDF graphs:</text:p>
              <text:list>
                <text:list-item>
                  <text:p text:style-name="P57">one contains assertion content statements</text:p>
                </text:list-item>
                <text:list-item>
                  <text:p text:style-name="P57">the other contains the annotation statements</text:p>
                </text:list-item>
              </text:list>
            </text:list-item>
          </text:list>
          <text:p text:style-name="P58"/>
        </text:list-item>
        <text:list-item>
          <text:p text:style-name="P61">ContextQuery</text:p>
          <text:list>
            <text:list-item>
              <text:p text:style-name="P58">Properties</text:p>
              <text:list>
                <text:list-item>
                  <text:p text:style-name="P58">hasAssertionQuery --&gt; String</text:p>
                </text:list-item>
                <text:list-item>
                  <text:p text:style-name="P58">hasQueryAgent --&gt; protocol:AgentSpec</text:p>
                </text:list-item>
              </text:list>
            </text:list-item>
          </text:list>
          <text:p text:style-name="P58"/>
        </text:list-item>
        <text:list-item>
          <text:p text:style-name="P61">ContextSubscription</text:p>
          <text:list>
            <text:list-item>
              <text:p text:style-name="P58">Properties</text:p>
              <text:list>
                <text:list-item>
                  <text:p text:style-name="P58">hasSubscriptionQuery --&gt; String</text:p>
                </text:list-item>
                <text:list-item>
                  <text:p text:style-name="P58">hasSubscriber --&gt; protocol:AgentSpec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6M8S</meta:editing-duration>
    <meta:editing-cycles>17</meta:editing-cycles>
    <meta:generator>LibreOffice/5.2.7.2$Windows_X86_64 LibreOffice_project/2b7f1e640c46ceb28adf43ee075a6e8b8439ed10</meta:generator>
    <dc:date>2017-06-26T11:43:21.258000000</dc:date>
    <meta:document-statistic meta:table-count="5" meta:image-count="0" meta:object-count="0" meta:page-count="4" meta:paragraph-count="184" meta:word-count="413" meta:character-count="3613" meta:non-whitespace-character-count="3426"/>
    <meta:user-defined meta:name="Info 1"/>
    <meta:user-defined meta:name="Info 2"/>
    <meta:user-defined meta:name="Info 3"/>
    <meta:user-defined meta:name="Info 4"/>
  </office:meta>
</office:document-meta>
</file>